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%" draw:textarea-horizontal-align="justify" draw:textarea-vertical-align="middle" draw:auto-grow-height="false" fo:min-height="1.95cm" fo:min-width="11.5cm" draw:shadow-opacity="10%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8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P1" style:family="paragraph">
      <loext:graphic-properties draw:opacity="1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12cm" svg:height="2.2cm" svg:x="1cm" svg:y="4.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2" draw:layer="layout" svg:width="1.5cm" svg:height="1cm" svg:x="2.5cm" svg:y="5.409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3" draw:text-style-name="P2" draw:layer="layout" svg:width="0.5cm" svg:height="0.2cm" svg:x="3cm" svg:y="5.209cm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  <draw:g>
              <draw:custom-shape draw:style-name="gr2" draw:text-style-name="P2" draw:layer="layout" svg:width="1.5cm" svg:height="1cm" svg:x="5cm" svg:y="5.409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3" draw:text-style-name="P2" draw:layer="layout" svg:width="0.5cm" svg:height="0.2cm" svg:x="5.5cm" svg:y="5.209cm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  <draw:g>
              <draw:custom-shape draw:style-name="gr2" draw:text-style-name="P2" draw:layer="layout" svg:width="1.5cm" svg:height="1cm" svg:x="7.5cm" svg:y="5.409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3" draw:text-style-name="P2" draw:layer="layout" svg:width="0.5cm" svg:height="0.2cm" svg:x="8cm" svg:y="5.209cm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  <draw:g>
              <draw:custom-shape draw:style-name="gr2" draw:text-style-name="P2" draw:layer="layout" svg:width="1.5cm" svg:height="1cm" svg:x="10cm" svg:y="5.409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3" draw:text-style-name="P2" draw:layer="layout" svg:width="0.5cm" svg:height="0.2cm" svg:x="10.5cm" svg:y="5.209cm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  <draw:frame draw:style-name="gr4" draw:text-style-name="P3" draw:layer="layout" svg:width="1.1cm" svg:height="1.076cm" svg:x="1.2cm" svg:y="5.409cm">
              <draw:text-box>
                <text:p><text:span text:style-name="T1">All</text:span><text:span text:style-name="T1"><text:line-break/></text:span><text:span text:style-name="T1">In</text:span><text:span text:style-name="T1"><text:line-break/></text:span><text:span text:style-name="T1">One</text:span></text:p>
              </draw:text-box>
            </draw:frame>
            <draw:frame draw:style-name="gr5" draw:text-style-name="P4" draw:layer="layout" svg:width="1.3cm" svg:height="0.526cm" svg:x="2.6cm" svg:y="6.409cm">
              <draw:text-box>
                <text:p text:style-name="P2"><text:span text:style-name="T1">CAN</text:span></text:p>
              </draw:text-box>
            </draw:frame>
            <draw:frame draw:style-name="gr5" draw:text-style-name="P4" draw:layer="layout" svg:width="1.3cm" svg:height="0.526cm" svg:x="5.1cm" svg:y="6.409cm">
              <draw:text-box>
                <text:p text:style-name="P2"><text:span text:style-name="T1">LED</text:span></text:p>
              </draw:text-box>
            </draw:frame>
            <draw:frame draw:style-name="gr5" draw:text-style-name="P4" draw:layer="layout" svg:width="1.3cm" svg:height="0.526cm" svg:x="7.6cm" svg:y="6.409cm">
              <draw:text-box>
                <text:p text:style-name="P2"><text:span text:style-name="T1">Poti</text:span></text:p>
              </draw:text-box>
            </draw:frame>
            <draw:frame draw:style-name="gr5" draw:text-style-name="P4" draw:layer="layout" svg:width="1.3cm" svg:height="0.526cm" svg:x="10.1cm" svg:y="6.409cm">
              <draw:text-box>
                <text:p text:style-name="P2"><text:span text:style-name="T1">HUM</text:span></text:p>
              </draw:text-box>
            </draw:frame>
          </draw:g>
          <draw:g>
            <draw:custom-shape draw:style-name="gr1" draw:text-style-name="P1" draw:layer="layout" svg:width="12cm" svg:height="2.2cm" svg:x="1cm" svg:y="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2" draw:layer="layout" svg:width="1.5cm" svg:height="1cm" svg:x="3.5cm" svg:y="1.7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0.5cm" svg:height="0.2cm" svg:x="4cm" svg:y="2.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2" draw:layer="layout" svg:width="1.5cm" svg:height="1cm" svg:x="5.5cm" svg:y="1.7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0.5cm" svg:height="0.2cm" svg:x="6cm" svg:y="2.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2" draw:layer="layout" svg:width="1.5cm" svg:height="1cm" svg:x="7.4cm" svg:y="1.7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0.5cm" svg:height="0.2cm" svg:x="7.9cm" svg:y="2.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2" draw:layer="layout" svg:width="1.5cm" svg:height="1cm" svg:x="9.5cm" svg:y="1.7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0.5cm" svg:height="0.2cm" svg:x="10cm" svg:y="2.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6" draw:text-style-name="P2" draw:layer="layout" svg:width="0.4cm" svg:height="0.4cm" svg:x="11.9cm" svg:y="2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0.4cm" svg:height="0.4cm" svg:x="11.9cm" svg:y="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3" draw:layer="layout" svg:width="1.2cm" svg:height="0.526cm" svg:x="12.1cm" svg:y="2.074cm">
              <draw:text-box>
                <text:p><text:span text:style-name="T1">Statik</text:span></text:p>
              </draw:text-box>
            </draw:frame>
            <draw:frame draw:style-name="gr5" draw:text-style-name="P4" draw:layer="layout" svg:width="1.3cm" svg:height="0.526cm" svg:x="9.6cm" svg:y="1.274cm">
              <draw:text-box>
                <text:p text:style-name="P2"><text:span text:style-name="T1">RS232</text:span></text:p>
              </draw:text-box>
            </draw:frame>
            <draw:frame draw:style-name="gr5" draw:text-style-name="P4" draw:layer="layout" svg:width="1.3cm" svg:height="0.526cm" svg:x="7.5cm" svg:y="1.3cm">
              <draw:text-box>
                <text:p text:style-name="P2"><text:span text:style-name="T1">RS232</text:span></text:p>
              </draw:text-box>
            </draw:frame>
            <draw:frame draw:style-name="gr5" draw:text-style-name="P4" draw:layer="layout" svg:width="1.3cm" svg:height="0.526cm" svg:x="5.6cm" svg:y="1.3cm">
              <draw:text-box>
                <text:p text:style-name="P2"><text:span text:style-name="T1">CAN</text:span></text:p>
              </draw:text-box>
            </draw:frame>
            <draw:frame draw:style-name="gr5" draw:text-style-name="P4" draw:layer="layout" svg:width="1.3cm" svg:height="0.526cm" svg:x="3.6cm" svg:y="1.3cm">
              <draw:text-box>
                <text:p text:style-name="P2"><text:span text:style-name="T1">CAN</text:span></text:p>
              </draw:text-box>
            </draw:frame>
            <draw:frame draw:style-name="gr5" draw:text-style-name="P3" draw:layer="layout" svg:width="1.2cm" svg:height="0.526cm" svg:x="12.1cm" svg:y="1.274cm">
              <draw:text-box>
                <text:p><text:span text:style-name="T1">Pitot</text:span></text:p>
              </draw:text-box>
            </draw:frame>
            <draw:frame draw:style-name="gr7" draw:text-style-name="P3" draw:layer="layout" svg:width="1.3cm" svg:height="0.801cm" svg:x="1.2cm" svg:y="1.8cm">
              <draw:text-box>
                <text:p><text:span text:style-name="T1">Main</text:span><text:span text:style-name="T1"><text:line-break/></text:span><text:span text:style-name="T1">Sensor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02cm" fo:page-height="8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27T13:20:44.411000000</meta:creation-date>
    <dc:date>2022-04-27T13:50:43.550000000</dc:date>
    <dc:creator>Horst Rupp</dc:creator>
    <meta:editing-duration>PT11M59S</meta:editing-duration>
    <meta:editing-cycles>3</meta:editing-cycles>
    <meta:generator>LibreOffice/7.3.2.2$Windows_X86_64 LibreOffice_project/49f2b1bff42cfccbd8f788c8dc32c1c309559be0</meta:generator>
    <meta:document-statistic meta:object-count="43"/>
  </office:meta>
</office:document-meta>
</file>